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6">
      <style:paragraph-properties>
        <style:tab-stops>
          <style:tab-stop style:position="14.503cm" style:type="right" style:leader-style="dotted" style:leader-text="."/>
        </style:tab-stops>
      </style:paragraph-properties>
    </style:style>
    <style:style style:name="P7" style:family="paragraph" style:parent-style-name="Contents_20_5">
      <style:paragraph-properties>
        <style:tab-stops>
          <style:tab-stop style:position="15.002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Table of Content</text:h>
      <text:p text:style-name="Text_20_body">A line.</text:p>
      <text:h text:style-name="Heading_20_2" text:outline-level="2">Heading 2</text:h>
      <text:p text:style-name="Text_20_body">Another line.</text:p>
      <text:h text:style-name="Heading_20_3" text:outline-level="3">Heading 3</text:h>
      <text:p text:style-name="Text_20_body">A line.</text:p>
      <text:h text:style-name="Heading_20_4" text:outline-level="4">Heading 4</text:h>
      <text:p text:style-name="Text_20_body">A line.</text:p>
      <text:h text:style-name="Heading_20_5" text:outline-level="5">Heading 5</text:h>
      <text:p text:style-name="Text_20_body">A line.</text:p>
      <text:h text:style-name="Heading_20_1" text:outline-level="1">Heading 1</text:h>
      <text:p text:style-name="Text_20_body">A line.</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text:soft-page-break/>Soft Page Break Table of Content<text:tab/>1</text:p>
          <text:p text:style-name="P3">Heading 2<text:tab/>1</text:p>
          <text:p text:style-name="P4">Heading 3<text:tab/>1</text:p>
          <text:p text:style-name="P5">Heading 4<text:tab/>1</text:p>
          <text:p text:style-name="P7">Heading 5<text:tab/>1</text:p>
          <text:p text:style-name="P6">Heading 6<text:tab/>1</text:p>
        </text:index-body>
      </text:table-of-content>
      <text:p text:style-name="Standard">Las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6:27:57</dc:date>
    <dc:creator>Vincent Spiewak</dc:creator>
    <meta:editing-duration>PT00H43M09S</meta:editing-duration>
    <meta:editing-cycles>5</meta:editing-cycles>
    <meta:generator>OpenOffice.org/3.1$Unix OpenOffice.org_project/310m11$Build-9399</meta:generator>
    <meta:document-statistic meta:table-count="0" meta:image-count="0" meta:object-count="0" meta:page-count="2" meta:paragraph-count="25" meta:word-count="394" meta:character-count="1932"/>
    <meta:user-defined meta:name="Info 1"/>
    <meta:user-defined meta:name="Info 2"/>
    <meta:user-defined meta:name="Info 3"/>
    <meta:user-defined meta:name="Info 4"/>
  </office:meta>
</office:document-meta>
</file>